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3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Password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Secret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lé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aché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Énigm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Mystè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d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Messag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rypté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Puzzl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Détectiv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Indi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Enquêt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hiff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Deviner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Trouver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Révéler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Équip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mplicité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mprend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Réflex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Stratégi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stu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Rus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Perspica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Logiqu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Ingénieux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Intelligen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Observ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tten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Mémoi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mmunic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llabor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Partenai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ordin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llian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opér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ssoci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nfian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Entraid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Solidarité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Écout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ncentr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Réflex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Vigilan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nalys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Synthès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Déduc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Interprét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Persévéran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Patienc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Découvert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ventu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Explor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uriosité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Enigm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Suspens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Tens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drénalin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Excita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halleng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Victoi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Succès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Triomph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Récompens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pplaudissement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pplaudir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Félicitations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pplaudissement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Bravour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Héroïsm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urag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Défi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Combat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Épreuve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Résolution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Accomplissement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Exploit</text:p>
          </table:table-cell>
          <table:table-cell table:number-columns-repeated="16383"/>
        </table:table-row>
        <table:table-row table:style-name="ro4">
          <table:table-cell office:value-type="string" table:style-name="ce9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Qui est l'auteur de la pièce de théâtre "Hamlet" ?</text:p>
          </table:table-cell>
          <table:table-cell office:value-type="string" table:style-name="ce3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4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3">
        <table:table-column table:style-name="co11" table:default-cell-style-name="ce1"/>
        <table:table-column table:style-name="co1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3">
        <table:table-column table:style-name="co13" table:number-columns-repeated="2" table:default-cell-style-name="ce1"/>
        <table:table-column table:style-name="co1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3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3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3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4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4">
        <table:table-column table:style-name="co58" table:default-cell-style-name="ce1"/>
        <table:table-column table:style-name="co59" table:default-cell-style-name="ce1"/>
        <table:table-column table:style-name="co6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3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3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4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3">
        <table:table-column table:style-name="co74" table:default-cell-style-name="ce1"/>
        <table:table-column table:style-name="co75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4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3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3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3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3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3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4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4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20" table:default-cell-style-name="ce1"/>
        <table:table-column table:style-name="co115" table:default-cell-style-name="ce1"/>
        <table:table-column table:style-name="co12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4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4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4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4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4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4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4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4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eremy BOCLET</dc:creator>
    <dc:date>2024-04-09T14:18:39Z</dc:date>
    <meta:editing-cycles>230</meta:editing-cycles>
    <meta:editing-duration>PT33288S</meta:editing-duration>
  </office:meta>
</office:document-meta>
</file>